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2.849cm"/>
    </style:style>
    <style:style style:name="co4" style:family="table-column">
      <style:table-column-properties fo:break-before="auto" style:column-width="1.501cm"/>
    </style:style>
    <style:style style:name="co5" style:family="table-column">
      <style:table-column-properties fo:break-before="auto" style:column-width="3.877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3.755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fo:background-color="#dddddd" fo:border="0.74pt solid #0000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ee6ef"/>
    </style:style>
    <style:style style:name="ce7" style:family="table-cell" style:parent-style-name="Default" style:data-style-name="N0">
      <style:table-cell-properties fo:background-color="#f7d1d5"/>
    </style:style>
    <style:style style:name="ce8" style:family="table-cell" style:parent-style-name="Default" style:data-style-name="N0">
      <style:table-cell-properties fo:background-color="#afd095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dddddd" style:text-align-source="fix" style:repeat-content="false" fo:border="0.74pt solid #000000"/>
      <style:paragraph-properties fo:text-align="end" fo:margin-left="0cm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able-cell-properties fo:background-color="#dee6ef"/>
    </style:style>
    <style:style style:name="ce13" style:family="table-cell" style:parent-style-name="Default" style:data-style-name="N144">
      <style:table-cell-properties fo:background-color="#dee6ef"/>
    </style:style>
    <style:style style:name="ce14" style:family="table-cell" style:parent-style-name="Default" style:data-style-name="N4">
      <style:table-cell-properties fo:background-color="#f7d1d5"/>
    </style:style>
    <style:style style:name="ce15" style:family="table-cell" style:parent-style-name="Default" style:data-style-name="N142">
      <style:table-cell-properties fo:background-color="#f7d1d5"/>
    </style:style>
    <style:style style:name="ce16" style:family="table-cell" style:parent-style-name="Default" style:data-style-name="N4">
      <style:table-cell-properties fo:background-color="#afd095"/>
    </style:style>
    <style:style style:name="ce1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18" style:family="table-cell" style:parent-style-name="Default" style:data-style-name="N3">
      <style:table-cell-properties fo:background-color="#f7d1d5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</style:style>
    <style:style style:name="ce21" style:family="table-cell" style:parent-style-name="Default" style:data-style-name="N155">
      <style:table-cell-properties fo:background-color="#f7d1d5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6376" table:default-cell-style-name="ce5"/>
        <table:table-row table:style-name="ro1">
          <table:table-cell table:style-name="ce1"/>
          <table:table-cell table:style-name="ce10" office:value-type="string" calcext:value-type="string">
            <text:p>MCP2515</text:p>
          </table:table-cell>
          <table:table-cell table:style-name="ce10" office:value-type="string" calcext:value-type="string">
            <text:p>ATSAM3XE8</text:p>
          </table:table-cell>
          <table:table-cell table:style-name="ce10"/>
          <table:table-cell table:style-name="ce10" office:value-type="string" calcext:value-type="string">
            <text:p>Example system (Datasheet)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/>
          <table:table-cell table:style-name="ce11" table:number-columns-repeated="2"/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6" office:value-type="string" calcext:value-type="string">
            <text:p>Desired CAN Baud rate (Hz)</text:p>
          </table:table-cell>
          <table:table-cell table:number-columns-repeated="2" table:style-name="ce12" office:value-type="float" office:value="125000" calcext:value-type="float">
            <text:p>125 000,00</text:p>
          </table:table-cell>
          <table:table-cell table:style-name="ce6"/>
          <table:table-cell table:style-name="ce6" office:value-type="float" office:value="125000" calcext:value-type="float">
            <text:p>125000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6" office:value-type="string" calcext:value-type="string">
            <text:p>F_OSC (Hz)</text:p>
          </table:table-cell>
          <table:table-cell table:style-name="ce12" office:value-type="float" office:value="16000000" calcext:value-type="float">
            <text:p>16 000 000,00</text:p>
          </table:table-cell>
          <table:table-cell table:style-name="ce12" table:formula="of:=84000000" office:value-type="float" office:value="84000000" calcext:value-type="float">
            <text:p>84 000 000,00</text:p>
          </table:table-cell>
          <table:table-cell table:style-name="ce6"/>
          <table:table-cell table:style-name="ce6" office:value-type="float" office:value="20000000" calcext:value-type="float">
            <text:p>20000000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6" office:value-type="string" calcext:value-type="string">
            <text:p>MCK (prescaled F_OSC) (Hz)</text:p>
          </table:table-cell>
          <table:table-cell table:style-name="ce12" table:formula="of:=[.B4]" office:value-type="float" office:value="16000000" calcext:value-type="float">
            <text:p>16 000 000,00</text:p>
          </table:table-cell>
          <table:table-cell table:style-name="ce12" table:formula="of:=[.C4]" office:value-type="float" office:value="84000000" calcext:value-type="float">
            <text:p>84 000 000,00</text:p>
          </table:table-cell>
          <table:table-cell table:style-name="ce19"/>
          <table:table-cell table:style-name="ce19" table:formula="of:=[.E4]/1" office:value-type="float" office:value="20000000" calcext:value-type="float">
            <text:p>20000000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6" office:value-type="string" calcext:value-type="string">
            <text:p>T_OSC (s)</text:p>
          </table:table-cell>
          <table:table-cell table:style-name="ce13" table:formula="of:=1/[.B5]" office:value-type="float" office:value="0.0000000625" calcext:value-type="float">
            <text:p>0,0000000625</text:p>
          </table:table-cell>
          <table:table-cell table:style-name="ce13" table:formula="of:=1/[.C5]" office:value-type="float" office:value="0.0000000119047619047619" calcext:value-type="float">
            <text:p>0,0000000119</text:p>
          </table:table-cell>
          <table:table-cell table:style-name="ce6"/>
          <table:table-cell table:style-name="ce6" table:formula="of:=1/[.E5]" office:value-type="float" office:value="0.00000005" calcext:value-type="float">
            <text:p>0,00000005</text:p>
          </table:table-cell>
          <table:table-cell table:style-name="Default" table:number-columns-repeated="16378"/>
        </table:table-row>
        <table:table-row table:style-name="ro1">
          <table:table-cell/>
          <table:table-cell table:style-name="ce11" table:number-columns-repeated="2"/>
          <table:table-cell table:number-columns-repeated="2"/>
          <table:table-cell table:style-name="Default" table:number-columns-repeated="16378"/>
        </table:table-row>
        <table:table-row table:style-name="ro1">
          <table:table-cell table:style-name="ce7" office:value-type="string" calcext:value-type="string">
            <text:p>Baud Rate Prescaling BRP</text:p>
          </table:table-cell>
          <table:table-cell table:style-name="ce14" office:value-type="float" office:value="4" calcext:value-type="float">
            <text:p>4,00</text:p>
          </table:table-cell>
          <table:table-cell table:style-name="ce18" office:value-type="float" office:value="42" calcext:value-type="float">
            <text:p>42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7" office:value-type="string" calcext:value-type="string">
            <text:p>Time Quanta (s)</text:p>
          </table:table-cell>
          <table:table-cell table:style-name="ce15" table:formula="of:=2*[.B6]*[.B8]" office:value-type="float" office:value="0.0000005" calcext:value-type="float">
            <text:p>0,00000050</text:p>
          </table:table-cell>
          <table:table-cell table:style-name="ce15" table:formula="of:=2*[.C6]*[.C8]" office:value-type="float" office:value="0.000001" calcext:value-type="float">
            <text:p>0,00000100</text:p>
          </table:table-cell>
          <table:table-cell table:style-name="ce7"/>
          <table:table-cell table:style-name="ce21" table:formula="of:=2*[.E8]*[.E6]" office:value-type="float" office:value="0.0000004" calcext:value-type="float">
            <text:p>0,00000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7" office:value-type="string" calcext:value-type="string">
            <text:p>TQ needed for desired baud rate</text:p>
          </table:table-cell>
          <table:table-cell table:style-name="ce14" table:formula="of:=1/([.B9]*[.B3])" office:value-type="float" office:value="16" calcext:value-type="float">
            <text:p>16,00</text:p>
          </table:table-cell>
          <table:table-cell table:style-name="ce14" table:formula="of:=1/([.C9]*[.C3])" office:value-type="float" office:value="8" calcext:value-type="float">
            <text:p>8,00</text:p>
          </table:table-cell>
          <table:table-cell table:style-name="ce7"/>
          <table:table-cell table:style-name="ce14" table:formula="of:=1/([.E9]*[.E3])" office:value-type="float" office:value="20" calcext:value-type="float">
            <text:p>20,00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/>
          <table:table-cell table:style-name="ce11" table:number-columns-repeated="2"/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8" office:value-type="string" calcext:value-type="string">
            <text:p>Final baud rate</text:p>
          </table:table-cell>
          <table:table-cell table:style-name="ce16" table:formula="of:=1/([.B9]*[.B10])" office:value-type="float" office:value="125000" calcext:value-type="float">
            <text:p>125 000,00</text:p>
          </table:table-cell>
          <table:table-cell table:style-name="ce16" table:formula="of:=1/([.C9]*[.C10])" office:value-type="float" office:value="125000" calcext:value-type="float">
            <text:p>125 000,00</text:p>
          </table:table-cell>
          <table:table-cell table:style-name="ce8"/>
          <table:table-cell table:style-name="ce16" table:formula="of:=1/([.E9]*[.E10])" office:value-type="float" office:value="125000" calcext:value-type="float">
            <text:p>125 000,00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/>
          <table:table-cell table:style-name="ce11" table:number-columns-repeated="2"/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SJW</text:p>
          </table:table-cell>
          <table:table-cell table:number-columns-repeated="2" table:style-name="ce17" office:value-type="string" calcext:value-type="string">
            <text:p>0+1</text:p>
          </table:table-cell>
          <table:table-cell table:style-name="ce20"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PropSeg</text:p>
          </table:table-cell>
          <table:table-cell table:number-columns-repeated="2" table:style-name="ce17" office:value-type="string" calcext:value-type="string">
            <text:p>1+1</text:p>
          </table:table-cell>
          <table:table-cell table:style-name="ce20"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PropSeg1</text:p>
          </table:table-cell>
          <table:table-cell table:number-columns-repeated="2" table:style-name="ce17" office:value-type="string" calcext:value-type="string">
            <text:p>6+1</text:p>
          </table:table-cell>
          <table:table-cell table:style-name="ce20"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9" office:value-type="string" calcext:value-type="string">
            <text:p>PropSeg2</text:p>
          </table:table-cell>
          <table:table-cell table:number-columns-repeated="2" table:style-name="ce17" office:value-type="string" calcext:value-type="string">
            <text:p>5+1</text:p>
          </table:table-cell>
          <table:table-cell table:style-name="ce20"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9" table:number-columns-repeated="2"/>
          <table:table-cell table:style-name="Default"/>
          <table:table-cell table:style-name="ce9" table:number-columns-repeated="3"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Notes</text:p>
          </table:table-cell>
          <table:table-cell table:style-name="Default"/>
          <table:table-cell table:style-name="ce9" office:value-type="string" calcext:value-type="string">
            <text:p>Multiplicities of 8 seem to work</text:p>
          </table:table-cell>
          <table:table-cell table:style-name="Default"/>
          <table:table-cell table:style-name="ce9" table:number-columns-repeated="3"/>
          <table:table-cell table:number-columns-repeated="16376"/>
        </table:table-row>
        <table:table-row table:style-name="ro1" table:number-rows-repeated="1048556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b" fo:country="N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1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2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23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4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5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6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7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8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9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0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1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2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3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5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6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7">
      <number:number number:decimal-places="3" number:min-decimal-places="3" number:min-integer-digits="1" number:grouping="true"/>
    </number:number-style>
    <number:number-style style:name="N138">
      <number:number number:decimal-places="4" number:min-decimal-places="4" number:min-integer-digits="1" number:grouping="true"/>
    </number:number-style>
    <number:number-style style:name="N139">
      <number:number number:decimal-places="5" number:min-decimal-places="5" number:min-integer-digits="1" number:grouping="true"/>
    </number:number-style>
    <number:number-style style:name="N140">
      <number:number number:decimal-places="6" number:min-decimal-places="6" number:min-integer-digits="1" number:grouping="true"/>
    </number:number-style>
    <number:number-style style:name="N141">
      <number:number number:decimal-places="7" number:min-decimal-places="7" number:min-integer-digits="1" number:grouping="true"/>
    </number:number-style>
    <number:number-style style:name="N142">
      <number:number number:decimal-places="8" number:min-decimal-places="8" number:min-integer-digits="1" number:grouping="true"/>
    </number:number-style>
    <number:number-style style:name="N143">
      <number:number number:decimal-places="9" number:min-decimal-places="9" number:min-integer-digits="1" number:grouping="true"/>
    </number:number-style>
    <number:number-style style:name="N144">
      <number:number number:decimal-places="10" number:min-decimal-places="10" number:min-integer-digits="1" number:grouping="true"/>
    </number:number-style>
    <number:number-style style:name="N145">
      <number:number number:decimal-places="11" number:min-decimal-places="11" number:min-integer-digits="1" number:grouping="true"/>
    </number:number-style>
    <number:number-style style:name="N146">
      <number:number number:decimal-places="12" number:min-decimal-places="12" number:min-integer-digits="1" number:grouping="true"/>
    </number:number-style>
    <number:number-style style:name="N147">
      <number:number number:decimal-places="13" number:min-decimal-places="13" number:min-integer-digits="1" number:grouping="true"/>
    </number:number-style>
    <number:number-style style:name="N148">
      <number:number number:decimal-places="14" number:min-decimal-places="14" number:min-integer-digits="1" number:grouping="true"/>
    </number:number-style>
    <number:number-style style:name="N149">
      <number:number number:decimal-places="15" number:min-decimal-places="15" number:min-integer-digits="1" number:grouping="true"/>
    </number:number-style>
    <number:number-style style:name="N150">
      <number:number number:decimal-places="16" number:min-decimal-places="16" number:min-integer-digits="1" number:grouping="true"/>
    </number:number-style>
    <number:number-style style:name="N151">
      <number:number number:decimal-places="17" number:min-decimal-places="17" number:min-integer-digits="1" number:grouping="true"/>
    </number:number-style>
    <number:number-style style:name="N152">
      <number:number number:decimal-places="18" number:min-decimal-places="18" number:min-integer-digits="1" number:grouping="true"/>
    </number:number-style>
    <number:number-style style:name="N153">
      <number:number number:decimal-places="19" number:min-decimal-places="19" number:min-integer-digits="1" number:grouping="true"/>
    </number:number-style>
    <number:number-style style:name="N154">
      <number:number number:decimal-places="1" number:min-decimal-places="1" number:min-integer-digits="1" number:grouping="true"/>
    </number:number-style>
    <number:number-style style:name="N155">
      <number:number number:decimal-places="7" number:min-decimal-places="7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initial-creator>Fredrik Siem Taklo</meta:initial-creator>
    <meta:creation-date>2024-10-24T13:32:29Z</meta:creation-date>
    <dc:date>2024-11-15T21:20:43.748000000</dc:date>
    <meta:editing-duration>PT25M12S</meta:editing-duration>
    <meta:editing-cycles>20</meta:editing-cycles>
    <meta:document-statistic meta:table-count="1" meta:cell-count="49" meta:object-count="0"/>
  </office:meta>
</office:document-meta>
</file>